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 style:writing-mode="lr-tb"/>
    </style:style>
    <style:style style:name="P2" style:family="paragraph" style:parent-style-name="Standard">
      <style:paragraph-properties fo:text-align="center" style:justify-single-word="false"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 style:writing-mode="lr-tb"/>
      <style:text-properties fo:font-weight="bold" officeooo:rsid="0028201d" officeooo:paragraph-rsid="0028201d" style:font-weight-asian="bold" style:font-weight-complex="bold"/>
    </style:style>
    <style:style style:name="P4" style:family="paragraph" style:parent-style-name="Standard">
      <style:paragraph-properties fo:text-align="start" style:justify-single-word="false" style:writing-mode="lr-tb"/>
      <style:text-properties officeooo:paragraph-rsid="001d79c4"/>
    </style:style>
    <style:style style:name="P5" style:family="paragraph" style:parent-style-name="Standard">
      <style:paragraph-properties fo:text-align="start" style:justify-single-word="false" style:writing-mode="lr-tb"/>
      <style:text-properties officeooo:paragraph-rsid="002148c4"/>
    </style:style>
    <style:style style:name="P6" style:family="paragraph" style:parent-style-name="Standard">
      <style:paragraph-properties fo:text-align="start" style:justify-single-word="false" style:writing-mode="lr-tb"/>
      <style:text-properties officeooo:paragraph-rsid="002c4870"/>
    </style:style>
    <style:style style:name="P7" style:family="paragraph" style:parent-style-name="Standard">
      <style:paragraph-properties fo:text-align="start" style:justify-single-word="false" style:writing-mode="lr-tb"/>
      <style:text-properties officeooo:paragraph-rsid="002c57fd"/>
    </style:style>
    <style:style style:name="P8" style:family="paragraph" style:parent-style-name="Standard">
      <style:paragraph-properties fo:text-align="start" style:justify-single-word="false" style:writing-mode="lr-tb"/>
      <style:text-properties officeooo:rsid="001d79c4" officeooo:paragraph-rsid="001d79c4"/>
    </style:style>
    <style:style style:name="P9" style:family="paragraph" style:parent-style-name="Standard">
      <style:paragraph-properties fo:text-align="start" style:justify-single-word="false" style:writing-mode="lr-tb"/>
      <style:text-properties officeooo:rsid="002148c4" officeooo:paragraph-rsid="002c57fd"/>
    </style:style>
    <style:style style:name="P10" style:family="paragraph" style:parent-style-name="Standard">
      <style:paragraph-properties fo:text-align="start" style:justify-single-word="false" style:writing-mode="lr-tb"/>
      <style:text-properties fo:font-style="italic" officeooo:paragraph-rsid="001d79c4" style:font-style-asian="italic" style:font-style-complex="italic"/>
    </style:style>
    <style:style style:name="P11" style:family="paragraph" style:parent-style-name="Standard">
      <style:paragraph-properties fo:text-align="start" style:justify-single-word="false" style:writing-mode="lr-tb"/>
      <style:text-properties fo:font-style="italic" officeooo:rsid="002c4870" officeooo:paragraph-rsid="002c4870" style:font-style-asian="italic" style:font-style-complex="italic"/>
    </style:style>
    <style:style style:name="P12" style:family="paragraph" style:parent-style-name="Standard">
      <style:paragraph-properties fo:text-align="start" style:justify-single-word="false" style:writing-mode="lr-tb"/>
      <style:text-properties officeooo:rsid="002c4870" officeooo:paragraph-rsid="002c4870"/>
    </style:style>
    <style:style style:name="P13" style:family="paragraph" style:parent-style-name="Standard">
      <style:paragraph-properties fo:text-align="start" style:justify-single-word="false" style:writing-mode="lr-tb"/>
      <style:text-properties officeooo:rsid="002c57fd" officeooo:paragraph-rsid="002c57fd"/>
    </style:style>
    <style:style style:name="P14" style:family="paragraph" style:parent-style-name="Standard" style:master-page-name="Standard">
      <style:paragraph-properties fo:text-align="center" style:justify-single-word="false" style:page-number="auto" style:writing-mode="lr-tb"/>
      <style:text-properties fo:font-weight="bold" style:font-weight-asian="bold" style:font-weight-complex="bold"/>
    </style:style>
    <style:style style:name="P15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officeooo:rsid="001d79c4" officeooo:paragraph-rsid="001d79c4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P16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officeooo:rsid="002148c4" officeooo:paragraph-rsid="001d79c4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P17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officeooo:rsid="002148c4" officeooo:paragraph-rsid="002148c4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P18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officeooo:rsid="00251c26" officeooo:paragraph-rsid="0023eb5c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P19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officeooo:rsid="002c4870" officeooo:paragraph-rsid="002c4870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P20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officeooo:rsid="002c57fd" officeooo:paragraph-rsid="002c4870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P21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officeooo:paragraph-rsid="002c57fd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P22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fo:font-style="italic" officeooo:rsid="001d79c4" officeooo:paragraph-rsid="001d79c4" style:letter-kerning="true" style:font-name-asian="Noto Serif CJK SC" style:font-size-asian="12pt" style:language-asian="zh" style:country-asian="CN" style:font-style-asian="italic" style:font-name-complex="Lohit Devanagari1" style:font-size-complex="12pt" style:language-complex="hi" style:country-complex="IN" style:font-style-complex="italic"/>
    </style:style>
    <style:style style:name="P23" style:family="paragraph" style:parent-style-name="Standard">
      <style:paragraph-properties fo:text-align="start" style:justify-single-word="false" style:writing-mode="lr-tb"/>
      <style:text-properties officeooo:rsid="0023eb5c" officeooo:paragraph-rsid="0023eb5c"/>
    </style:style>
    <style:style style:name="P24" style:family="paragraph" style:parent-style-name="Standard">
      <style:paragraph-properties fo:text-align="start" style:justify-single-word="false" style:writing-mode="lr-tb"/>
      <style:text-properties officeooo:paragraph-rsid="00312272"/>
    </style:style>
    <style:style style:name="T1" style:family="text">
      <style:text-properties officeooo:rsid="001d79c4"/>
    </style:style>
    <style:style style:name="T2" style:family="text">
      <style:text-properties style:use-window-font-color="true" loext:opacity="0%" style:font-name="Liberation Serif1" fo:font-size="12pt" fo:language="pt" fo:country="BR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3" style:family="text">
      <style:text-properties style:use-window-font-color="true" loext:opacity="0%" style:font-name="Liberation Serif1" fo:font-size="12pt" fo:language="pt" fo:country="BR" officeooo:rsid="001d79c4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4" style:family="text">
      <style:text-properties style:use-window-font-color="true" loext:opacity="0%" style:font-name="Liberation Serif1" fo:font-size="12pt" fo:language="pt" fo:country="BR" officeooo:rsid="001da323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5" style:family="text">
      <style:text-properties style:use-window-font-color="true" loext:opacity="0%" style:font-name="Liberation Serif1" fo:font-size="12pt" fo:language="pt" fo:country="BR" officeooo:rsid="002148c4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6" style:family="text">
      <style:text-properties style:use-window-font-color="true" loext:opacity="0%" style:font-name="Liberation Serif1" fo:font-size="12pt" fo:language="pt" fo:country="BR" officeooo:rsid="00251c26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7" style:family="text">
      <style:text-properties style:use-window-font-color="true" loext:opacity="0%" style:font-name="Liberation Serif1" fo:font-size="12pt" fo:language="pt" fo:country="BR" officeooo:rsid="0028201d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8" style:family="text">
      <style:text-properties style:use-window-font-color="true" loext:opacity="0%" style:font-name="Liberation Serif1" fo:font-size="12pt" fo:language="pt" fo:country="BR" officeooo:rsid="00292c5e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9" style:family="text">
      <style:text-properties style:use-window-font-color="true" loext:opacity="0%" style:font-name="Liberation Serif1" fo:font-size="12pt" fo:language="pt" fo:country="BR" officeooo:rsid="002a303f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10" style:family="text">
      <style:text-properties style:use-window-font-color="true" loext:opacity="0%" style:font-name="Liberation Serif1" fo:font-size="12pt" fo:language="pt" fo:country="BR" officeooo:rsid="002c4870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11" style:family="text">
      <style:text-properties style:use-window-font-color="true" loext:opacity="0%" style:font-name="Liberation Serif1" fo:font-size="12pt" fo:language="pt" fo:country="BR" officeooo:rsid="002c57fd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12" style:family="text">
      <style:text-properties style:use-window-font-color="true" loext:opacity="0%" style:font-name="Liberation Serif1" fo:font-size="12pt" fo:language="pt" fo:country="BR" officeooo:rsid="002d400b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13" style:family="text">
      <style:text-properties style:use-window-font-color="true" loext:opacity="0%" style:font-name="Liberation Serif1" fo:font-size="12pt" fo:language="pt" fo:country="BR" officeooo:rsid="00312272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14" style:family="text">
      <style:text-properties officeooo:rsid="0027682c"/>
    </style:style>
    <style:style style:name="T15" style:family="text">
      <style:text-properties officeooo:rsid="002c57f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Instituto Federal Sul-rio-grandense – Campus Camaquã</text:p>
      <text:p text:style-name="P2">Disciplina: Banco de Dados II – Turma 2024</text:p>
      <text:p text:style-name="P2">Professor: Vinícius Alves Hax</text:p>
      <text:p text:style-name="P2">Assunto: <text:span text:style-name="T1">Revis</text:span><text:span text:style-name="T3">ão sobre SQL</text:span></text:p>
      <text:p text:style-name="P1"/>
      <text:p text:style-name="P1"/>
      <text:p text:style-name="P1"/>
      <text:p text:style-name="P3">Instruç<text:span text:style-name="T2">ões gerais: para os exercícios abaixo você pode conversar com seus colegas (em voz baixa) e até consultar a Internet. Mas </text:span><text:span text:style-name="T9">NÃO</text:span><text:span text:style-name="T2"> use o chatGPT. Ele nem sempre estará lá :</text:span><text:span text:style-name="T8">P</text:span></text:p>
      <text:p text:style-name="P4"/>
      <text:p text:style-name="P4"><text:span text:style-name="T1">Para os exerc</text:span><text:span text:style-name="T3">ícios de número </text:span>1 <text:span text:style-name="T1">at</text:span><text:span text:style-name="T3">é </text:span><text:span text:style-name="T7">4</text:span><text:span text:style-name="T3"> Utilize as tabelas e registros abaixo:</text:span></text:p>
      <text:p text:style-name="P15"/>
      <text:p text:style-name="P22">CREATE TABLE teacher(</text:p>
      <text:p text:style-name="P22"><text:tab/>id INT,</text:p>
      <text:p text:style-name="P22"><text:tab/>name VARCHAR(200),</text:p>
      <text:p text:style-name="P22"><text:tab/>side VARCHAR(200)</text:p>
      <text:p text:style-name="P22">);</text:p>
      <text:p text:style-name="P22"/>
      <text:p text:style-name="P22">CREATE TABLE student(</text:p>
      <text:p text:style-name="P22"><text:tab/>id SERIAL,</text:p>
      <text:p text:style-name="P22"><text:tab/>name VARCHAR(200),</text:p>
      <text:p text:style-name="P22"><text:tab/>teacher_id INT</text:p>
      <text:p text:style-name="P22">);</text:p>
      <text:p text:style-name="P22"/>
      <text:p text:style-name="P22">INSERT INTO teacher (id, name, side) VALUES (1, 'Palpatine', 'Dark');</text:p>
      <text:p text:style-name="P22">INSERT INTO teacher (id, name, side) VALUES (2, 'Yoda', 'Light');</text:p>
      <text:p text:style-name="P22">INSERT INTO teacher (id, name, side) VALUES (3, 'Dookan', 'Light');</text:p>
      <text:p text:style-name="P22">INSERT INTO teacher (id, name, side) VALUES (4, 'Qui-gon Jin', 'Light');</text:p>
      <text:p text:style-name="P22">INSERT INTO teacher (id, name, side) VALUES (5, 'Obi Wan', 'Light');</text:p>
      <text:p text:style-name="P22">INSERT INTO teacher (id, name, side) VALUES (6, 'Anakin', 'Light');</text:p>
      <text:p text:style-name="P22">INSERT INTO teacher (id, name, side) VALUES (7, 'Luke', 'Light');</text:p>
      <text:p text:style-name="P22">INSERT INTO teacher (id, name, side) VALUES (8, 'Mace Windu', 'Light');</text:p>
      <text:p text:style-name="P22"/>
      <text:p text:style-name="P22">INSERT INTO student (name, teacher_id) VALUES ('Luke', 2);</text:p>
      <text:p text:style-name="P22">INSERT INTO student (name, teacher_id) VALUES ('Anakin', 5);</text:p>
      <text:p text:style-name="P22">INSERT INTO student (name, teacher_id) VALUES ('Anakin', 1);</text:p>
      <text:p text:style-name="P22">INSERT INTO student (name, teacher_id) VALUES ('Obi Wan', 4);</text:p>
      <text:p text:style-name="P22">INSERT INTO student (name, teacher_id) VALUES ('Qui-gon Jin', 3);</text:p>
      <text:p text:style-name="P22">INSERT INTO student (name, teacher_id) VALUES ('Ahsoka', 6);</text:p>
      <text:p text:style-name="P22">INSERT INTO student (name, teacher_id) VALUES ('Rei', 7);</text:p>
      <text:p text:style-name="P22">INSERT INTO student (name, teacher_id) VALUES ('Kylo Ren', 7);</text:p>
      <text:p text:style-name="P10"><text:span text:style-name="T3">INSERT INTO student (name) VALUES ('Palpatine');</text:span> </text:p>
      <text:p text:style-name="P4"/>
      <text:p text:style-name="P8">1) Mostre <text:span text:style-name="T14">SOMENTE o nome dos professores que possuem PELO MENOS um</text:span><text:span text:style-name="T4"> </text:span><text:span text:style-name="T5">aprendiz (student)</text:span></text:p>
      <text:p text:style-name="P16"/>
      <text:p text:style-name="P17">2) Mostre SOMENTE os nomes dos professores que tem mais de um aluno</text:p>
      <text:p text:style-name="P17"/>
      <text:p text:style-name="P17">3) Mostre SOMENTE os nomes dos aprendizes que não possuem professor cadastrado</text:p>
      <text:p text:style-name="P17"/>
      <text:p text:style-name="P23"><text:span text:style-name="T2">4) Imagine que vai haver um campeonato de vôlei onde </text:span><text:span text:style-name="T13">todos </text:span><text:span text:style-name="T2">os </text:span><text:span text:style-name="T13">professores (tabela teacher)</text:span><text:span text:style-name="T2"> se enfrentarão em um torneio onde cada partida vai ter dois participantes. Na primeira fase do torneio </text:span><text:soft-page-break/><text:span text:style-name="T2">todos os participantes disputarão contra todos os outros. Gere todas as possibilidades </text:span><text:span text:style-name="T6">de confrontos utilizando somente a linguagem SQL.</text:span></text:p>
      <text:p text:style-name="P23"/>
      <text:p text:style-name="Horizontal_20_Line"/>
      <text:p text:style-name="P18"/>
      <text:p text:style-name="P12"><text:span text:style-name="T6">P</text:span><text:span text:style-name="T2">ara os exercícios abaixo utilize as tabelas abaixo:</text:span></text:p>
      <text:p text:style-name="P19"/>
      <text:p text:style-name="P11"><text:span text:style-name="T2">CREATE TABLE professores ( id SERIAL PRIMARY KEY, nome VARCHAR(200) );<text:line-break/><text:line-break/>CREATE TABLE alunos ( matricula VARCHAR(100) PRIMARY KEY, nome VARCHAR(200) ); <text:line-break/><text:line-break/>CREATE TABLE disciplinas ( id SERIAL PRIMARY KEY, nome VARCHAR(200) ); <text:line-break/><text:line-break/>CREATE TABLE </text:span><text:span text:style-name="T11">notas</text:span><text:span text:style-name="T2"> ( bimestre INT, ano INT, nota FLOAT, disciplina_id INT, aluno_matricula VARCHAR(100), professor_id INT, CONSTRAINT fk_professor FOREIGN KEY(professor_id) REFERENCES professores(id), CONSTRAINT fk_aluno FOREIGN KEY(aluno_matricula) REFERENCES alunos(matricula), CONSTRAINT fk_disciplina FOREIGN KEY(disciplina_id) REFERENCES disciplinas(id), PRIMARY KEY (disciplina_id, aluno_matricula, ano) );</text:span></text:p>
      <text:p text:style-name="P17"/>
      <text:p text:style-name="P5"><text:span text:style-name="T10">5) </text:span><text:span text:style-name="T5">Insira três professores na tabela </text:span><text:span text:style-name="T10">professores</text:span><text:span text:style-name="T5"> com os seguintes nomes: "Carlos Silva", "Ana Souza" e "Roberto Costa".<text:line-break/><text:line-break/></text:span><text:span text:style-name="T10">6) </text:span><text:span text:style-name="T2">Insira três alunos na tabela </text:span><text:span text:style-name="T10">alunos</text:span><text:span text:style-name="T2"> com as seguintes informações:<text:line-break/></text:span>Matrícula: "2023001", Nome: "João Pereira"<text:line-break/>Matrícula: "2023002", Nome: "Maria Oliveira"<text:line-break/>Matrícula: "2023003", Nome: "Pedro Santos"</text:p>
      <text:p text:style-name="P9"><text:span text:style-name="T2">Matrícula: "202</text:span><text:span text:style-name="T11">4</text:span><text:span text:style-name="T2">00</text:span><text:span text:style-name="T11">1</text:span><text:span text:style-name="T2">", Nome: "</text:span><text:span text:style-name="T11">Marcos Silva</text:span><text:span text:style-name="T2">"</text:span></text:p>
      <text:p text:style-name="P17"/>
      <text:p text:style-name="P6"><text:span text:style-name="T10">7) </text:span><text:span text:style-name="T2">Insira três disciplinas na tabela </text:span><text:span text:style-name="T10">disciplinas</text:span><text:span text:style-name="T2"> com os seguintes nomes: "Matemática", "História" e "Biologia".<text:line-break/><text:line-break/></text:span><text:span text:style-name="T10">8) Insira </text:span><text:span text:style-name="T11">manualmente os </text:span><text:span text:style-name="T10">dados </text:span><text:span text:style-name="T11">abaixo nas tabelas</text:span><text:span text:style-name="T10">:</text:span></text:p>
      <text:p text:style-name="P7"><text:span text:style-name="T10"><text:line-break/>Bimestre: 1, Ano: 202</text:span><text:span text:style-name="T11">3</text:span><text:span text:style-name="T10">, Nota: 8.5, Disciplina: Matemática, Aluno: João Pereira, Professor: Carlos Silva<text:line-break/></text:span>Bimestre: 1, Ano: 202<text:span text:style-name="T15">3</text:span>, Nota: 7.0, Disciplina: História, Aluno: Maria Oliveira, Professor: Ana Souza<text:line-break/>Bimestre: 1, Ano: 202<text:span text:style-name="T15">3</text:span>, Nota: 7.0, Disciplina: História, Aluno: <text:span text:style-name="T15">Marcos Silva</text:span>, Professor: Ana Souza<text:line-break/>Bimestre: 1, Ano: 202<text:span text:style-name="T15">3</text:span>, Nota: 9.0, Disciplina: Biologia, Aluno: Pedro Santos, Professor: Roberto Costa</text:p>
      <text:p text:style-name="P7">Bimestre: 1, Ano: 202<text:span text:style-name="T15">4</text:span>, Nota: 9.0, Disciplina: Biologia, Aluno: Pedro Santos, Professor: Roberto Costa</text:p>
      <text:p text:style-name="P7"/>
      <text:p text:style-name="P12">9) Liste todos os professores cadastrados</text:p>
      <text:p text:style-name="P12"/>
      <text:p text:style-name="P12">10) Liste todas as notas dos alunos <text:span text:style-name="T15">para a disciplina de Hist</text:span><text:span text:style-name="T11">ória no primeiro bimestre de 2023</text:span></text:p>
      <text:p text:style-name="P20"/>
      <text:p text:style-name="P13"><text:span text:style-name="T2">11) Liste todas as notas do aluno ‘Pedro Santos’</text:span></text:p>
      <text:p text:style-name="P20"/>
      <text:p text:style-name="P7"><text:span text:style-name="T11">12) </text:span><text:span text:style-name="T2">Atualize a nota do aluno "João Pereira" na disciplina "Matemática" para 9.0 no ano de 2024</text:span></text:p>
      <text:p text:style-name="P21"/>
      <text:p text:style-name="P21"/>
      <text:p text:style-name="P24"><text:soft-page-break/><text:span text:style-name="T12">13) </text:span><text:span text:style-name="T13">Mostre que retorna a nota média dos alunos em cada disciplina cadastrada ao lado do nome da disciplina </text:span><text:span text:style-name="T12"><text:line-break/></text:span></text:p>
      <text:p text:style-name="P13"><text:span text:style-name="T2">1</text:span><text:span text:style-name="T12">4</text:span><text:span text:style-name="T2">) Exclua a disciplina ‘Matemática’</text:span></text:p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font-name-asian="Noto Serif CJK SC1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pt" fo:country="BR" style:letter-kerning="true" style:font-name-asian="Noto Serif CJK SC" style:font-family-asian="'Noto Serif CJK SC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20:10:51.798688700</meta:creation-date>
    <dc:date>2024-07-01T21:36:30.428863476</dc:date>
    <meta:editing-cycles>23</meta:editing-cycles>
    <meta:editing-duration>PT58M3S</meta:editing-duration>
    <meta:generator>LibreOffice/7.3.7.2$Linux_X86_64 LibreOffice_project/30$Build-2</meta:generator>
    <meta:document-statistic meta:table-count="0" meta:image-count="0" meta:object-count="0" meta:page-count="3" meta:paragraph-count="50" meta:word-count="627" meta:character-count="4316" meta:non-whitespace-character-count="3720"/>
  </office:meta>
</office:document-meta>
</file>